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LanguageConfig.getFactor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Config.ExpressionLanguageConfig( String name , String factoryClass , BindingContextConfig [ ] bindingContex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Language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Config.getBindingCon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